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0" style:family="table-cell" style:parent-style-name="Default">
      <style:table-cell-properties style:text-align-source="fix" style:repeat-content="false" fo:border="0.06pt solid #ffb66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border="0.06pt solid #ffb66c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2">
      <style:table-cell-properties style:text-align-source="fix" style:repeat-content="false" fo:border="0.06pt solid #ffb66c" style:vertical-align="middle"/>
      <style:paragraph-properties fo:text-align="center" fo:margin-left="0cm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at32_NH_Precision" table:style-name="ta1">
        <table:shapes>
          <draw:frame draw:z-index="0" draw:style-name="gr1" draw:text-style-name="P1" svg:width="21.631cm" svg:height="9.736cm" svg:x="18.359cm" svg:y="0.763cm">
            <draw:object draw:notify-on-update-of-ranges="Float32_NH_Precision.B1:Float32_NH_Precision.B1 Float32_NH_Precision.B2:Float32_NH_Precision.B65 Float32_NH_Precision.C1:Float32_NH_Precision.C1 Float32_NH_Precision.C2:Float32_NH_Precision.C65 Float32_NH_Precision.F1:Float32_NH_Precision.F1 Float32_NH_Precision.F2:Float32_NH_Precision.F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1.631cm" svg:height="9.736cm" svg:x="18.36cm" svg:y="10.781cm">
            <draw:object draw:notify-on-update-of-ranges="Float32_NH_Precision.B1:Float32_NH_Precision.B1 Float32_NH_Precision.B25:Float32_NH_Precision.B65 Float32_NH_Precision.C1:Float32_NH_Precision.C1 Float32_NH_Precision.C25:Float32_NH_Precision.C65 Float32_NH_Precision.F1:Float32_NH_Precision.F1 Float32_NH_Precision.F25:Float32_NH_Precision.F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7"/>
        <table:table-column table:style-name="co6" table:default-cell-style-name="ce27"/>
        <table:table-column table:style-name="co7" table:number-columns-repeated="51" table:default-cell-style-name="Default"/>
        <table:table-row table:style-name="ro1">
          <table:table-cell table:style-name="ce20" office:value-type="string" calcext:value-type="string">
            <text:p>NH Radius</text:p>
          </table:table-cell>
          <table:table-cell table:style-name="ce20" office:value-type="string" calcext:value-type="string">
            <text:p>Total Neighbours</text:p>
          </table:table-cell>
          <table:table-cell table:style-name="ce20" office:value-type="string" calcext:value-type="string">
            <text:p>Max Safe Tested Precision</text:p>
          </table:table-cell>
          <table:table-cell table:style-name="ce20" office:value-type="string" calcext:value-type="string">
            <text:p>Signed Float32 Max</text:p>
          </table:table-cell>
          <table:table-cell table:style-name="ce20" office:value-type="string" calcext:value-type="string">
            <text:p>Neighbours * 96</text:p>
          </table:table-cell>
          <table:table-cell table:style-name="ce20" office:value-type="string" calcext:value-type="string">
            <text:p>Valid Precision Estimate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]*96" office:value-type="float" office:value="768" calcext:value-type="float">
            <text:p>768.00</text:p>
          </table:table-cell>
          <table:table-cell table:formula="of:=MIN([.D2]/[.E2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]*96" office:value-type="float" office:value="1920" calcext:value-type="float">
            <text:p>1920.00</text:p>
          </table:table-cell>
          <table:table-cell table:formula="of:=MIN([.D3]/[.E3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]*96" office:value-type="float" office:value="3456" calcext:value-type="float">
            <text:p>3456.00</text:p>
          </table:table-cell>
          <table:table-cell table:formula="of:=MIN([.D4]/[.E4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]*96" office:value-type="float" office:value="6528" calcext:value-type="float">
            <text:p>6528.00</text:p>
          </table:table-cell>
          <table:table-cell table:formula="of:=MIN([.D5]/[.E5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]*96" office:value-type="float" office:value="9216" calcext:value-type="float">
            <text:p>9216.00</text:p>
          </table:table-cell>
          <table:table-cell table:formula="of:=MIN([.D6]/[.E6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7]*96" office:value-type="float" office:value="13056" calcext:value-type="float">
            <text:p>13056.00</text:p>
          </table:table-cell>
          <table:table-cell table:formula="of:=MIN([.D7]/[.E7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8]*96" office:value-type="float" office:value="16896" calcext:value-type="float">
            <text:p>16896.00</text:p>
          </table:table-cell>
          <table:table-cell table:formula="of:=MIN([.D8]/[.E8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9]*96" office:value-type="float" office:value="21504" calcext:value-type="float">
            <text:p>21504.00</text:p>
          </table:table-cell>
          <table:table-cell table:formula="of:=MIN([.D9]/[.E9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0]*96" office:value-type="float" office:value="28032" calcext:value-type="float">
            <text:p>28032.00</text:p>
          </table:table-cell>
          <table:table-cell table:formula="of:=MIN([.D10]/[.E10];2^16)" office:value-type="float" office:value="65536" calcext:value-type="float">
            <text:p>65536.0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1]*96" office:value-type="float" office:value="33408" calcext:value-type="float">
            <text:p>33408.00</text:p>
          </table:table-cell>
          <table:table-cell table:formula="of:=MIN([.D11]/[.E11];2^16)" office:value-type="float" office:value="64280.5210727969" calcext:value-type="float">
            <text:p>64280.5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2]*96" office:value-type="float" office:value="40320" calcext:value-type="float">
            <text:p>40320.00</text:p>
          </table:table-cell>
          <table:table-cell table:formula="of:=MIN([.D12]/[.E12];2^16)" office:value-type="float" office:value="53261.0031746032" calcext:value-type="float">
            <text:p>53261.00</text:p>
          </table:table-cell>
          <table:table-cell table:number-columns-repeated="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8" calcext:value-type="float">
            <text:p>488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3]*96" office:value-type="float" office:value="46848" calcext:value-type="float">
            <text:p>46848.00</text:p>
          </table:table-cell>
          <table:table-cell table:formula="of:=MIN([.D13]/[.E13];2^16)" office:value-type="float" office:value="45839.3879781421" calcext:value-type="float">
            <text:p>45839.39</text:p>
          </table:table-cell>
          <table:table-cell table:number-columns-repeated="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6" calcext:value-type="float">
            <text:p>57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4]*96" office:value-type="float" office:value="55296" calcext:value-type="float">
            <text:p>55296.00</text:p>
          </table:table-cell>
          <table:table-cell table:formula="of:=MIN([.D14]/[.E14];2^16)" office:value-type="float" office:value="38836.1481481481" calcext:value-type="float">
            <text:p>38836.15</text:p>
          </table:table-cell>
          <table:table-cell table:number-columns-repeated="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5]*96" office:value-type="float" office:value="63744" calcext:value-type="float">
            <text:p>63744.00</text:p>
          </table:table-cell>
          <table:table-cell table:formula="of:=MIN([.D15]/[.E15];2^16)" office:value-type="float" office:value="33689.1887550201" calcext:value-type="float">
            <text:p>33689.19</text:p>
          </table:table-cell>
          <table:table-cell table:number-columns-repeated="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8" calcext:value-type="float">
            <text:p>748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6]*96" office:value-type="float" office:value="71808" calcext:value-type="float">
            <text:p>71808.00</text:p>
          </table:table-cell>
          <table:table-cell table:formula="of:=MIN([.D16]/[.E16];2^16)" office:value-type="float" office:value="29905.9108734403" calcext:value-type="float">
            <text:p>29905.91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0" calcext:value-type="float">
            <text:p>86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7]*96" office:value-type="float" office:value="82560" calcext:value-type="float">
            <text:p>82560.00</text:p>
          </table:table-cell>
          <table:table-cell table:formula="of:=MIN([.D17]/[.E17];2^16)" office:value-type="float" office:value="26011.1875968992" calcext:value-type="float">
            <text:p>26011.19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2" calcext:value-type="float">
            <text:p>972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8]*96" office:value-type="float" office:value="93312" calcext:value-type="float">
            <text:p>93312.00</text:p>
          </table:table-cell>
          <table:table-cell table:formula="of:=MIN([.D18]/[.E18];2^16)" office:value-type="float" office:value="23014.0137174211" calcext:value-type="float">
            <text:p>23014.01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4" calcext:value-type="float">
            <text:p>1084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19]*96" office:value-type="float" office:value="104064" calcext:value-type="float">
            <text:p>104064.00</text:p>
          </table:table-cell>
          <table:table-cell table:formula="of:=MIN([.D19]/[.E19];2^16)" office:value-type="float" office:value="20636.1820418204" calcext:value-type="float">
            <text:p>20636.18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0]*96" office:value-type="float" office:value="115200" calcext:value-type="float">
            <text:p>115200.00</text:p>
          </table:table-cell>
          <table:table-cell table:formula="of:=MIN([.D20]/[.E20];2^16)" office:value-type="float" office:value="18641.3511111111" calcext:value-type="float">
            <text:p>18641.35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12" calcext:value-type="float">
            <text:p>1312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1]*96" office:value-type="float" office:value="125952" calcext:value-type="float">
            <text:p>125952.00</text:p>
          </table:table-cell>
          <table:table-cell table:formula="of:=MIN([.D21]/[.E21];2^16)" office:value-type="float" office:value="17050.0162601626" calcext:value-type="float">
            <text:p>17050.02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" calcext:value-type="float">
            <text:p>145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2]*96" office:value-type="float" office:value="139776" calcext:value-type="float">
            <text:p>139776.00</text:p>
          </table:table-cell>
          <table:table-cell table:formula="of:=MIN([.D22]/[.E22];2^16)" office:value-type="float" office:value="15363.7509157509" calcext:value-type="float">
            <text:p>15363.75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96" calcext:value-type="float">
            <text:p>159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3]*96" office:value-type="float" office:value="153216" calcext:value-type="float">
            <text:p>153216.00</text:p>
          </table:table-cell>
          <table:table-cell table:formula="of:=MIN([.D23]/[.E23];2^16)" office:value-type="float" office:value="14016.0534670008" calcext:value-type="float">
            <text:p>14016.05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0" calcext:value-type="float">
            <text:p>174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4]*96" office:value-type="float" office:value="167040" calcext:value-type="float">
            <text:p>167040.00</text:p>
          </table:table-cell>
          <table:table-cell table:formula="of:=MIN([.D24]/[.E24];2^16)" office:value-type="float" office:value="12856.1042145594" calcext:value-type="float">
            <text:p>12856.10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84" calcext:value-type="float">
            <text:p>1884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5]*96" office:value-type="float" office:value="180864" calcext:value-type="float">
            <text:p>180864.00</text:p>
          </table:table-cell>
          <table:table-cell table:formula="of:=MIN([.D25]/[.E25];2^16)" office:value-type="float" office:value="11873.4720452937" calcext:value-type="float">
            <text:p>11873.47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2" calcext:value-type="float">
            <text:p>2052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6]*96" office:value-type="float" office:value="196992" calcext:value-type="float">
            <text:p>196992.00</text:p>
          </table:table-cell>
          <table:table-cell table:formula="of:=MIN([.D26]/[.E26];2^16)" office:value-type="float" office:value="10901.3749187784" calcext:value-type="float">
            <text:p>10901.37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16" calcext:value-type="float">
            <text:p>221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7]*96" office:value-type="float" office:value="212736" calcext:value-type="float">
            <text:p>212736.00</text:p>
          </table:table-cell>
          <table:table-cell table:formula="of:=MIN([.D27]/[.E27];2^16)" office:value-type="float" office:value="10094.5944645006" calcext:value-type="float">
            <text:p>10094.59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8]*96" office:value-type="float" office:value="228096" calcext:value-type="float">
            <text:p>228096.00</text:p>
          </table:table-cell>
          <table:table-cell table:formula="of:=MIN([.D28]/[.E28];2^16)" office:value-type="float" office:value="9414.82379349046" calcext:value-type="float">
            <text:p>9414.82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60" calcext:value-type="float">
            <text:p>2560</text:p>
          </table:table-cell>
          <table:table-cell table:formula="of:=9184" office:value-type="float" office:value="9184" calcext:value-type="float">
            <text:p>9184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29]*96" office:value-type="float" office:value="245760" calcext:value-type="float">
            <text:p>245760.00</text:p>
          </table:table-cell>
          <table:table-cell table:formula="of:=MIN([.D29]/[.E29];2^16)" office:value-type="float" office:value="8738.13333333333" calcext:value-type="float">
            <text:p>8738.13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32" calcext:value-type="float">
            <text:p>2732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0]*96" office:value-type="float" office:value="262272" calcext:value-type="float">
            <text:p>262272.00</text:p>
          </table:table-cell>
          <table:table-cell table:formula="of:=MIN([.D30]/[.E30];2^16)" office:value-type="float" office:value="8188.00195217179" calcext:value-type="float">
            <text:p>8188.00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32" calcext:value-type="float">
            <text:p>2932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1]*96" office:value-type="float" office:value="281472" calcext:value-type="float">
            <text:p>281472.00</text:p>
          </table:table-cell>
          <table:table-cell table:formula="of:=MIN([.D31]/[.E31];2^16)" office:value-type="float" office:value="7629.47521600728" calcext:value-type="float">
            <text:p>7629.48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24" calcext:value-type="float">
            <text:p>3124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2]*96" office:value-type="float" office:value="299904" calcext:value-type="float">
            <text:p>299904.00</text:p>
          </table:table-cell>
          <table:table-cell table:formula="of:=MIN([.D32]/[.E32];2^16)" office:value-type="float" office:value="7160.57020913359" calcext:value-type="float">
            <text:p>7160.57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12" calcext:value-type="float">
            <text:p>3312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3]*96" office:value-type="float" office:value="317952" calcext:value-type="float">
            <text:p>317952.00</text:p>
          </table:table-cell>
          <table:table-cell table:formula="of:=MIN([.D33]/[.E33];2^16)" office:value-type="float" office:value="6754.11272141707" calcext:value-type="float">
            <text:p>6754.11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0" calcext:value-type="float">
            <text:p>3520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4]*96" office:value-type="float" office:value="337920" calcext:value-type="float">
            <text:p>337920.00</text:p>
          </table:table-cell>
          <table:table-cell table:formula="of:=MIN([.D34]/[.E34];2^16)" office:value-type="float" office:value="6355.00606060606" calcext:value-type="float">
            <text:p>6355.01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44" calcext:value-type="float">
            <text:p>3744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5]*96" office:value-type="float" office:value="359424" calcext:value-type="float">
            <text:p>359424.00</text:p>
          </table:table-cell>
          <table:table-cell table:formula="of:=MIN([.D35]/[.E35];2^16)" office:value-type="float" office:value="5974.79202279202" calcext:value-type="float">
            <text:p>5974.79</text:p>
          </table:table-cell>
          <table:table-cell table:number-columns-repeated="5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8" calcext:value-type="float">
            <text:p>3968</text:p>
          </table:table-cell>
          <table:table-cell table:formula="of:=6016" office:value-type="float" office:value="6016" calcext:value-type="float">
            <text:p>6016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6]*96" office:value-type="float" office:value="380928" calcext:value-type="float">
            <text:p>380928.00</text:p>
          </table:table-cell>
          <table:table-cell table:formula="of:=MIN([.D36]/[.E36];2^16)" office:value-type="float" office:value="5637.50537634409" calcext:value-type="float">
            <text:p>5637.51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96" calcext:value-type="float">
            <text:p>4196</text:p>
          </table:table-cell>
          <table:table-cell table:formula="of:=4672" office:value-type="float" office:value="4672" calcext:value-type="float">
            <text:p>46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7]*96" office:value-type="float" office:value="402816" calcext:value-type="float">
            <text:p>402816.00</text:p>
          </table:table-cell>
          <table:table-cell table:formula="of:=MIN([.D37]/[.E37];2^16)" office:value-type="float" office:value="5331.1776294884" calcext:value-type="float">
            <text:p>5331.18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20" calcext:value-type="float">
            <text:p>4420</text:p>
          </table:table-cell>
          <table:table-cell table:formula="of:=4672" office:value-type="float" office:value="4672" calcext:value-type="float">
            <text:p>46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8]*96" office:value-type="float" office:value="424320" calcext:value-type="float">
            <text:p>424320.00</text:p>
          </table:table-cell>
          <table:table-cell table:formula="of:=MIN([.D38]/[.E38];2^16)" office:value-type="float" office:value="5061.00030165913" calcext:value-type="float">
            <text:p>5061.00</text:p>
          </table:table-cell>
          <table:table-cell table:number-columns-repeated="5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8" calcext:value-type="float">
            <text:p>4668</text:p>
          </table:table-cell>
          <table:table-cell table:formula="of:=4672" office:value-type="float" office:value="4672" calcext:value-type="float">
            <text:p>46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39]*96" office:value-type="float" office:value="448128" calcext:value-type="float">
            <text:p>448128.00</text:p>
          </table:table-cell>
          <table:table-cell table:formula="of:=MIN([.D39]/[.E39];2^16)" office:value-type="float" office:value="4792.12110825478" calcext:value-type="float">
            <text:p>4792.12</text:p>
          </table:table-cell>
          <table:table-cell table:number-columns-repeated="5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04" calcext:value-type="float">
            <text:p>4904</text:p>
          </table:table-cell>
          <table:table-cell table:formula="of:=4672" office:value-type="float" office:value="4672" calcext:value-type="float">
            <text:p>46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0]*96" office:value-type="float" office:value="470784" calcext:value-type="float">
            <text:p>470784.00</text:p>
          </table:table-cell>
          <table:table-cell table:formula="of:=MIN([.D40]/[.E40];2^16)" office:value-type="float" office:value="4561.50516585101" calcext:value-type="float">
            <text:p>4561.51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68" calcext:value-type="float">
            <text:p>5168</text:p>
          </table:table-cell>
          <table:table-cell table:formula="of:=4032" office:value-type="float" office:value="4032" calcext:value-type="float">
            <text:p>403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1]*96" office:value-type="float" office:value="496128" calcext:value-type="float">
            <text:p>496128.00</text:p>
          </table:table-cell>
          <table:table-cell table:formula="of:=MIN([.D41]/[.E41];2^16)" office:value-type="float" office:value="4328.4871001032" calcext:value-type="float">
            <text:p>4328.49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16" calcext:value-type="float">
            <text:p>5416</text:p>
          </table:table-cell>
          <table:table-cell table:formula="of:=4032" office:value-type="float" office:value="4032" calcext:value-type="float">
            <text:p>403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2]*96" office:value-type="float" office:value="519936" calcext:value-type="float">
            <text:p>519936.00</text:p>
          </table:table-cell>
          <table:table-cell table:formula="of:=MIN([.D42]/[.E42];2^16)" office:value-type="float" office:value="4130.28458887248" calcext:value-type="float">
            <text:p>4130.28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80" calcext:value-type="float">
            <text:p>5680</text:p>
          </table:table-cell>
          <table:table-cell table:formula="of:=4032" office:value-type="float" office:value="4032" calcext:value-type="float">
            <text:p>403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3]*96" office:value-type="float" office:value="545280" calcext:value-type="float">
            <text:p>545280.00</text:p>
          </table:table-cell>
          <table:table-cell table:formula="of:=MIN([.D43]/[.E43];2^16)" office:value-type="float" office:value="3938.31361502347" calcext:value-type="float">
            <text:p>3938.31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956" calcext:value-type="float">
            <text:p>5956</text:p>
          </table:table-cell>
          <table:table-cell table:formula="of:=3648" office:value-type="float" office:value="3648" calcext:value-type="float">
            <text:p>36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4]*96" office:value-type="float" office:value="571776" calcext:value-type="float">
            <text:p>571776.00</text:p>
          </table:table-cell>
          <table:table-cell table:formula="of:=MIN([.D44]/[.E44];2^16)" office:value-type="float" office:value="3755.81284978733" calcext:value-type="float">
            <text:p>3755.81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20" calcext:value-type="float">
            <text:p>6220</text:p>
          </table:table-cell>
          <table:table-cell table:formula="of:=3648" office:value-type="float" office:value="3648" calcext:value-type="float">
            <text:p>36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5]*96" office:value-type="float" office:value="597120" calcext:value-type="float">
            <text:p>597120.00</text:p>
          </table:table-cell>
          <table:table-cell table:formula="of:=MIN([.D45]/[.E45];2^16)" office:value-type="float" office:value="3596.40214362272" calcext:value-type="float">
            <text:p>3596.40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08" calcext:value-type="float">
            <text:p>6508</text:p>
          </table:table-cell>
          <table:table-cell table:formula="of:=3648" office:value-type="float" office:value="3648" calcext:value-type="float">
            <text:p>36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6]*96" office:value-type="float" office:value="624768" calcext:value-type="float">
            <text:p>624768.00</text:p>
          </table:table-cell>
          <table:table-cell table:formula="of:=MIN([.D46]/[.E46];2^16)" office:value-type="float" office:value="3437.24974390494" calcext:value-type="float">
            <text:p>3437.25</text:p>
          </table:table-cell>
          <table:table-cell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84" calcext:value-type="float">
            <text:p>6784</text:p>
          </table:table-cell>
          <table:table-cell table:formula="of:=3072" office:value-type="float" office:value="3072" calcext:value-type="float">
            <text:p>30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7]*96" office:value-type="float" office:value="651264" calcext:value-type="float">
            <text:p>651264.00</text:p>
          </table:table-cell>
          <table:table-cell table:formula="of:=MIN([.D47]/[.E47];2^16)" office:value-type="float" office:value="3297.40880503145" calcext:value-type="float">
            <text:p>3297.41</text:p>
          </table:table-cell>
          <table:table-cell table:number-columns-repeated="5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88" calcext:value-type="float">
            <text:p>7088</text:p>
          </table:table-cell>
          <table:table-cell table:formula="of:=3072" office:value-type="float" office:value="3072" calcext:value-type="float">
            <text:p>30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8]*96" office:value-type="float" office:value="680448" calcext:value-type="float">
            <text:p>680448.00</text:p>
          </table:table-cell>
          <table:table-cell table:formula="of:=MIN([.D48]/[.E48];2^16)" office:value-type="float" office:value="3155.98495109105" calcext:value-type="float">
            <text:p>3155.98</text:p>
          </table:table-cell>
          <table:table-cell table:number-columns-repeated="5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392" calcext:value-type="float">
            <text:p>7392</text:p>
          </table:table-cell>
          <table:table-cell table:formula="of:=3072" office:value-type="float" office:value="3072" calcext:value-type="float">
            <text:p>3072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49]*96" office:value-type="float" office:value="709632" calcext:value-type="float">
            <text:p>709632.00</text:p>
          </table:table-cell>
          <table:table-cell table:formula="of:=MIN([.D49]/[.E49];2^16)" office:value-type="float" office:value="3026.19336219336" calcext:value-type="float">
            <text:p>3026.19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04" calcext:value-type="float">
            <text:p>7704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0]*96" office:value-type="float" office:value="739584" calcext:value-type="float">
            <text:p>739584.00</text:p>
          </table:table-cell>
          <table:table-cell table:formula="of:=MIN([.D50]/[.E50];2^16)" office:value-type="float" office:value="2903.63724472136" calcext:value-type="float">
            <text:p>2903.64</text:p>
          </table:table-cell>
          <table:table-cell table:number-columns-repeated="5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20" calcext:value-type="float">
            <text:p>8020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1]*96" office:value-type="float" office:value="769920" calcext:value-type="float">
            <text:p>769920.00</text:p>
          </table:table-cell>
          <table:table-cell table:formula="of:=MIN([.D51]/[.E51];2^16)" office:value-type="float" office:value="2789.22959268495" calcext:value-type="float">
            <text:p>2789.23</text:p>
          </table:table-cell>
          <table:table-cell table:number-columns-repeated="5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40" calcext:value-type="float">
            <text:p>8340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2]*96" office:value-type="float" office:value="800640" calcext:value-type="float">
            <text:p>800640.00</text:p>
          </table:table-cell>
          <table:table-cell table:formula="of:=MIN([.D52]/[.E52];2^16)" office:value-type="float" office:value="2682.20879296563" calcext:value-type="float">
            <text:p>2682.21</text:p>
          </table:table-cell>
          <table:table-cell table:number-columns-repeated="5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684" calcext:value-type="float">
            <text:p>8684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3]*96" office:value-type="float" office:value="833664" calcext:value-type="float">
            <text:p>833664.00</text:p>
          </table:table-cell>
          <table:table-cell table:formula="of:=MIN([.D53]/[.E53];2^16)" office:value-type="float" office:value="2575.95823737141" calcext:value-type="float">
            <text:p>2575.96</text:p>
          </table:table-cell>
          <table:table-cell table:number-columns-repeated="5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00" calcext:value-type="float">
            <text:p>9000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4]*96" office:value-type="float" office:value="864000" calcext:value-type="float">
            <text:p>864000.00</text:p>
          </table:table-cell>
          <table:table-cell table:formula="of:=MIN([.D54]/[.E54];2^16)" office:value-type="float" office:value="2485.51348148148" calcext:value-type="float">
            <text:p>2485.51</text:p>
          </table:table-cell>
          <table:table-cell table:number-columns-repeated="5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336" calcext:value-type="float">
            <text:p>9336</text:p>
          </table:table-cell>
          <table:table-cell table:formula="of:=2368" office:value-type="float" office:value="2368" calcext:value-type="float">
            <text:p>236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5]*96" office:value-type="float" office:value="896256" calcext:value-type="float">
            <text:p>896256.00</text:p>
          </table:table-cell>
          <table:table-cell table:formula="of:=MIN([.D55]/[.E55];2^16)" office:value-type="float" office:value="2396.06055412739" calcext:value-type="float">
            <text:p>2396.06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688" calcext:value-type="float">
            <text:p>9688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6]*96" office:value-type="float" office:value="930048" calcext:value-type="float">
            <text:p>930048.00</text:p>
          </table:table-cell>
          <table:table-cell table:formula="of:=MIN([.D56]/[.E56];2^16)" office:value-type="float" office:value="2309.00302780072" calcext:value-type="float">
            <text:p>2309.00</text:p>
          </table:table-cell>
          <table:table-cell table:number-columns-repeated="5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28" calcext:value-type="float">
            <text:p>10028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7]*96" office:value-type="float" office:value="962688" calcext:value-type="float">
            <text:p>962688.00</text:p>
          </table:table-cell>
          <table:table-cell table:formula="of:=MIN([.D57]/[.E57];2^16)" office:value-type="float" office:value="2230.71612817444" calcext:value-type="float">
            <text:p>2230.72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04" calcext:value-type="float">
            <text:p>10404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8]*96" office:value-type="float" office:value="998784" calcext:value-type="float">
            <text:p>998784.00</text:p>
          </table:table-cell>
          <table:table-cell table:formula="of:=MIN([.D58]/[.E58];2^16)" office:value-type="float" office:value="2150.09816737152" calcext:value-type="float">
            <text:p>2150.10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740" calcext:value-type="float">
            <text:p>10740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59]*96" office:value-type="float" office:value="1031040" calcext:value-type="float">
            <text:p>1031040.00</text:p>
          </table:table-cell>
          <table:table-cell table:formula="of:=MIN([.D59]/[.E59];2^16)" office:value-type="float" office:value="2082.83252638113" calcext:value-type="float">
            <text:p>2082.83</text:p>
          </table:table-cell>
          <table:table-cell table:number-columns-repeated="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32" calcext:value-type="float">
            <text:p>11132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0]*96" office:value-type="float" office:value="1068672" calcext:value-type="float">
            <text:p>1068672.00</text:p>
          </table:table-cell>
          <table:table-cell table:formula="of:=MIN([.D60]/[.E60];2^16)" office:value-type="float" office:value="2009.48808240508" calcext:value-type="float">
            <text:p>2009.49</text:p>
          </table:table-cell>
          <table:table-cell table:number-columns-repeated="5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12" calcext:value-type="float">
            <text:p>11512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1]*96" office:value-type="float" office:value="1105152" calcext:value-type="float">
            <text:p>1105152.00</text:p>
          </table:table-cell>
          <table:table-cell table:formula="of:=MIN([.D61]/[.E61];2^16)" office:value-type="float" office:value="1943.15682186704" calcext:value-type="float">
            <text:p>1943.16</text:p>
          </table:table-cell>
          <table:table-cell table:number-columns-repeated="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880" calcext:value-type="float">
            <text:p>11880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2]*96" office:value-type="float" office:value="1140480" calcext:value-type="float">
            <text:p>1140480.00</text:p>
          </table:table-cell>
          <table:table-cell table:formula="of:=MIN([.D62]/[.E62];2^16)" office:value-type="float" office:value="1882.96475869809" calcext:value-type="float">
            <text:p>1882.96</text:p>
          </table:table-cell>
          <table:table-cell table:number-columns-repeated="5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280" calcext:value-type="float">
            <text:p>12280</text:p>
          </table:table-cell>
          <table:table-cell table:formula="of:=2048" office:value-type="float" office:value="2048" calcext:value-type="float">
            <text:p>2048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3]*96" office:value-type="float" office:value="1178880" calcext:value-type="float">
            <text:p>1178880.00</text:p>
          </table:table-cell>
          <table:table-cell table:formula="of:=MIN([.D63]/[.E63];2^16)" office:value-type="float" office:value="1821.63040173724" calcext:value-type="float">
            <text:p>1821.63</text:p>
          </table:table-cell>
          <table:table-cell table:number-columns-repeated="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44" calcext:value-type="float">
            <text:p>12644</text:p>
          </table:table-cell>
          <table:table-cell table:formula="of:=1920" office:value-type="float" office:value="1920" calcext:value-type="float">
            <text:p>1920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4]*96" office:value-type="float" office:value="1213824" calcext:value-type="float">
            <text:p>1213824.00</text:p>
          </table:table-cell>
          <table:table-cell table:formula="of:=MIN([.D64]/[.E64];2^16)" office:value-type="float" office:value="1769.18865337973" calcext:value-type="float">
            <text:p>1769.19</text:p>
          </table:table-cell>
          <table:table-cell table:number-columns-repeated="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84" calcext:value-type="float">
            <text:p>13084</text:p>
          </table:table-cell>
          <table:table-cell table:formula="of:=1920" office:value-type="float" office:value="1920" calcext:value-type="float">
            <text:p>1920</text:p>
          </table:table-cell>
          <table:table-cell table:formula="of:=2^31" office:value-type="float" office:value="2147483648" calcext:value-type="float">
            <text:p>2147483648</text:p>
          </table:table-cell>
          <table:table-cell table:formula="of:=[.B65]*96" office:value-type="float" office:value="1256064" calcext:value-type="float">
            <text:p>1256064.00</text:p>
          </table:table-cell>
          <table:table-cell table:formula="of:=MIN([.D65]/[.E65];2^16)" office:value-type="float" office:value="1709.69285641496" calcext:value-type="float">
            <text:p>1709.69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22:51:15.604937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3:37:50.488049091</meta:creation-date>
    <dc:date>2021-03-24T22:51:54.949788516</dc:date>
    <meta:editing-duration>PT4H12M24S</meta:editing-duration>
    <meta:editing-cycles>55</meta:editing-cycles>
    <meta:generator>LibreOffice/6.4.6.2$Linux_X86_64 LibreOffice_project/40$Build-2</meta:generator>
    <meta:document-statistic meta:table-count="1" meta:cell-count="390" meta:object-count="2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32cm" svg:height="9.737cm" xlink:href=".." xlink:type="simple" chart:class="chart:line" chart:style-name="ch1">
        <chart:legend chart:legend-position="end" svg:x="10.741cm" svg:y="0.409cm" style:legend-expansion="custom" chartooo:width="7.178cm" chartooo:height="1.269cm" style:legend-expansion-aspect-ratio="5.65642237982664" chart:style-name="ch2"/>
        <chart:plot-area chart:style-name="ch3" table:cell-range-address="Float32_NH_Precision.B1:Float32_NH_Precision.C65 Float32_NH_Precision.F1:Float32_NH_Precision.F65" chart:data-source-has-labels="row" svg:x="0.319cm" svg:y="0.207cm" svg:width="20.148cm" svg:height="9.427cm">
          <chartooo:coordinate-region svg:x="1.496cm" svg:y="0.406cm" svg:width="18.971cm" svg:height="8.4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loat32_NH_Precision.B2:Float32_NH_Precision.B65" chart:label-cell-address="Float32_NH_Precision.B1:Float32_NH_Precision.B1" chart:class="chart:line">
            <chart:data-point chart:repeated="64"/>
          </chart:series>
          <chart:series chart:style-name="ch7" chart:values-cell-range-address="Float32_NH_Precision.C2:Float32_NH_Precision.C65" chart:label-cell-address="Float32_NH_Precision.C1:Float32_NH_Precision.C1" chart:class="chart:line">
            <chart:data-point chart:repeated="64"/>
          </chart:series>
          <chart:series chart:style-name="ch8" chart:values-cell-range-address="Float32_NH_Precision.F2:Float32_NH_Precision.F65" chart:label-cell-address="Float32_NH_Precision.F1:Float32_NH_Precision.F1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eighbours</text:p>
                <draw:g>
                  <svg:desc>Float32_NH_Precision.B1:Float32_NH_Precision.B1</svg:desc>
                </draw:g>
              </table:table-cell>
              <table:table-cell office:value-type="string">
                <text:p>Max Safe Tested Precision</text:p>
                <draw:g>
                  <svg:desc>Float32_NH_Precision.C1:Float32_NH_Precision.C1</svg:desc>
                </draw:g>
              </table:table-cell>
              <table:table-cell office:value-type="string">
                <text:p>Valid Precision Estimate</text:p>
                <draw:g>
                  <svg:desc>Float32_NH_Precision.F1:Float32_NH_Preci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Float32_NH_Precision.B2:Float32_NH_Precision.B65</svg:desc>
                </draw:g>
              </table:table-cell>
              <table:table-cell office:value-type="float" office:value="9184">
                <text:p>9184</text:p>
                <draw:g>
                  <svg:desc>Float32_NH_Precision.C2:Float32_NH_Precision.C65</svg:desc>
                </draw:g>
              </table:table-cell>
              <table:table-cell office:value-type="float" office:value="65536">
                <text:p>65536</text:p>
                <draw:g>
                  <svg:desc>Float32_NH_Precision.F2:Float32_NH_Precision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">
                <text:p>292</text:p>
              </table:table-cell>
              <table:table-cell office:value-type="float" office:value="9184">
                <text:p>9184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">
                <text:p>348</text:p>
              </table:table-cell>
              <table:table-cell office:value-type="float" office:value="9184">
                <text:p>9184</text:p>
              </table:table-cell>
              <table:table-cell office:value-type="float" office:value="64280.5210727969">
                <text:p>64280.52107279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0">
                <text:p>420</text:p>
              </table:table-cell>
              <table:table-cell office:value-type="float" office:value="9184">
                <text:p>9184</text:p>
              </table:table-cell>
              <table:table-cell office:value-type="float" office:value="53261.0031746032">
                <text:p>53261.0031746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8">
                <text:p>488</text:p>
              </table:table-cell>
              <table:table-cell office:value-type="float" office:value="9184">
                <text:p>9184</text:p>
              </table:table-cell>
              <table:table-cell office:value-type="float" office:value="45839.3879781421">
                <text:p>45839.3879781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6">
                <text:p>576</text:p>
              </table:table-cell>
              <table:table-cell office:value-type="float" office:value="9184">
                <text:p>9184</text:p>
              </table:table-cell>
              <table:table-cell office:value-type="float" office:value="38836.1481481481">
                <text:p>38836.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4">
                <text:p>664</text:p>
              </table:table-cell>
              <table:table-cell office:value-type="float" office:value="9184">
                <text:p>9184</text:p>
              </table:table-cell>
              <table:table-cell office:value-type="float" office:value="33689.1887550201">
                <text:p>33689.1887550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8">
                <text:p>748</text:p>
              </table:table-cell>
              <table:table-cell office:value-type="float" office:value="9184">
                <text:p>9184</text:p>
              </table:table-cell>
              <table:table-cell office:value-type="float" office:value="29905.9108734403">
                <text:p>29905.9108734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0">
                <text:p>860</text:p>
              </table:table-cell>
              <table:table-cell office:value-type="float" office:value="9184">
                <text:p>9184</text:p>
              </table:table-cell>
              <table:table-cell office:value-type="float" office:value="26011.1875968992">
                <text:p>26011.187596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">
                <text:p>972</text:p>
              </table:table-cell>
              <table:table-cell office:value-type="float" office:value="9184">
                <text:p>9184</text:p>
              </table:table-cell>
              <table:table-cell office:value-type="float" office:value="23014.0137174211">
                <text:p>23014.0137174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4">
                <text:p>1084</text:p>
              </table:table-cell>
              <table:table-cell office:value-type="float" office:value="9184">
                <text:p>9184</text:p>
              </table:table-cell>
              <table:table-cell office:value-type="float" office:value="20636.1820418204">
                <text:p>20636.182041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9184">
                <text:p>9184</text:p>
              </table:table-cell>
              <table:table-cell office:value-type="float" office:value="18641.3511111111">
                <text:p>18641.35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2">
                <text:p>1312</text:p>
              </table:table-cell>
              <table:table-cell office:value-type="float" office:value="9184">
                <text:p>9184</text:p>
              </table:table-cell>
              <table:table-cell office:value-type="float" office:value="17050.0162601626">
                <text:p>17050.0162601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6">
                <text:p>1456</text:p>
              </table:table-cell>
              <table:table-cell office:value-type="float" office:value="9184">
                <text:p>9184</text:p>
              </table:table-cell>
              <table:table-cell office:value-type="float" office:value="15363.7509157509">
                <text:p>15363.7509157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96">
                <text:p>1596</text:p>
              </table:table-cell>
              <table:table-cell office:value-type="float" office:value="9184">
                <text:p>9184</text:p>
              </table:table-cell>
              <table:table-cell office:value-type="float" office:value="14016.0534670008">
                <text:p>14016.053467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40">
                <text:p>1740</text:p>
              </table:table-cell>
              <table:table-cell office:value-type="float" office:value="9184">
                <text:p>9184</text:p>
              </table:table-cell>
              <table:table-cell office:value-type="float" office:value="12856.1042145594">
                <text:p>12856.1042145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4">
                <text:p>1884</text:p>
              </table:table-cell>
              <table:table-cell office:value-type="float" office:value="9184">
                <text:p>9184</text:p>
              </table:table-cell>
              <table:table-cell office:value-type="float" office:value="11873.4720452937">
                <text:p>11873.4720452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2">
                <text:p>2052</text:p>
              </table:table-cell>
              <table:table-cell office:value-type="float" office:value="9184">
                <text:p>9184</text:p>
              </table:table-cell>
              <table:table-cell office:value-type="float" office:value="10901.3749187784">
                <text:p>10901.3749187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6">
                <text:p>2216</text:p>
              </table:table-cell>
              <table:table-cell office:value-type="float" office:value="9184">
                <text:p>9184</text:p>
              </table:table-cell>
              <table:table-cell office:value-type="float" office:value="10094.5944645006">
                <text:p>10094.594464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76">
                <text:p>2376</text:p>
              </table:table-cell>
              <table:table-cell office:value-type="float" office:value="9184">
                <text:p>9184</text:p>
              </table:table-cell>
              <table:table-cell office:value-type="float" office:value="9414.82379349046">
                <text:p>9414.82379349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0">
                <text:p>2560</text:p>
              </table:table-cell>
              <table:table-cell office:value-type="float" office:value="9184">
                <text:p>9184</text:p>
              </table:table-cell>
              <table:table-cell office:value-type="float" office:value="8738.13333333333">
                <text:p>8738.1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2">
                <text:p>2732</text:p>
              </table:table-cell>
              <table:table-cell office:value-type="float" office:value="6016">
                <text:p>6016</text:p>
              </table:table-cell>
              <table:table-cell office:value-type="float" office:value="8188.00195217179">
                <text:p>8188.00195217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32">
                <text:p>2932</text:p>
              </table:table-cell>
              <table:table-cell office:value-type="float" office:value="6016">
                <text:p>6016</text:p>
              </table:table-cell>
              <table:table-cell office:value-type="float" office:value="7629.47521600728">
                <text:p>7629.47521600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4">
                <text:p>3124</text:p>
              </table:table-cell>
              <table:table-cell office:value-type="float" office:value="6016">
                <text:p>6016</text:p>
              </table:table-cell>
              <table:table-cell office:value-type="float" office:value="7160.57020913359">
                <text:p>7160.57020913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2">
                <text:p>3312</text:p>
              </table:table-cell>
              <table:table-cell office:value-type="float" office:value="6016">
                <text:p>6016</text:p>
              </table:table-cell>
              <table:table-cell office:value-type="float" office:value="6754.11272141707">
                <text:p>6754.11272141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20">
                <text:p>3520</text:p>
              </table:table-cell>
              <table:table-cell office:value-type="float" office:value="6016">
                <text:p>6016</text:p>
              </table:table-cell>
              <table:table-cell office:value-type="float" office:value="6355.00606060606">
                <text:p>6355.0060606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44">
                <text:p>3744</text:p>
              </table:table-cell>
              <table:table-cell office:value-type="float" office:value="6016">
                <text:p>6016</text:p>
              </table:table-cell>
              <table:table-cell office:value-type="float" office:value="5974.79202279202">
                <text:p>5974.79202279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8">
                <text:p>3968</text:p>
              </table:table-cell>
              <table:table-cell office:value-type="float" office:value="6016">
                <text:p>6016</text:p>
              </table:table-cell>
              <table:table-cell office:value-type="float" office:value="5637.50537634409">
                <text:p>5637.50537634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96">
                <text:p>4196</text:p>
              </table:table-cell>
              <table:table-cell office:value-type="float" office:value="4672">
                <text:p>4672</text:p>
              </table:table-cell>
              <table:table-cell office:value-type="float" office:value="5331.1776294884">
                <text:p>5331.1776294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0">
                <text:p>4420</text:p>
              </table:table-cell>
              <table:table-cell office:value-type="float" office:value="4672">
                <text:p>4672</text:p>
              </table:table-cell>
              <table:table-cell office:value-type="float" office:value="5061.00030165913">
                <text:p>5061.00030165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68">
                <text:p>4668</text:p>
              </table:table-cell>
              <table:table-cell office:value-type="float" office:value="4672">
                <text:p>4672</text:p>
              </table:table-cell>
              <table:table-cell office:value-type="float" office:value="4792.12110825478">
                <text:p>4792.12110825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04">
                <text:p>4904</text:p>
              </table:table-cell>
              <table:table-cell office:value-type="float" office:value="4672">
                <text:p>4672</text:p>
              </table:table-cell>
              <table:table-cell office:value-type="float" office:value="4561.50516585101">
                <text:p>4561.50516585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68">
                <text:p>5168</text:p>
              </table:table-cell>
              <table:table-cell office:value-type="float" office:value="4032">
                <text:p>4032</text:p>
              </table:table-cell>
              <table:table-cell office:value-type="float" office:value="4328.4871001032">
                <text:p>4328.4871001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16">
                <text:p>5416</text:p>
              </table:table-cell>
              <table:table-cell office:value-type="float" office:value="4032">
                <text:p>4032</text:p>
              </table:table-cell>
              <table:table-cell office:value-type="float" office:value="4130.28458887248">
                <text:p>4130.28458887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0">
                <text:p>5680</text:p>
              </table:table-cell>
              <table:table-cell office:value-type="float" office:value="4032">
                <text:p>4032</text:p>
              </table:table-cell>
              <table:table-cell office:value-type="float" office:value="3938.31361502347">
                <text:p>3938.313615023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56">
                <text:p>5956</text:p>
              </table:table-cell>
              <table:table-cell office:value-type="float" office:value="3648">
                <text:p>3648</text:p>
              </table:table-cell>
              <table:table-cell office:value-type="float" office:value="3755.81284978733">
                <text:p>3755.81284978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20">
                <text:p>6220</text:p>
              </table:table-cell>
              <table:table-cell office:value-type="float" office:value="3648">
                <text:p>3648</text:p>
              </table:table-cell>
              <table:table-cell office:value-type="float" office:value="3596.40214362272">
                <text:p>3596.40214362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08">
                <text:p>6508</text:p>
              </table:table-cell>
              <table:table-cell office:value-type="float" office:value="3648">
                <text:p>3648</text:p>
              </table:table-cell>
              <table:table-cell office:value-type="float" office:value="3437.24974390494">
                <text:p>3437.24974390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84">
                <text:p>6784</text:p>
              </table:table-cell>
              <table:table-cell office:value-type="float" office:value="3072">
                <text:p>3072</text:p>
              </table:table-cell>
              <table:table-cell office:value-type="float" office:value="3297.40880503145">
                <text:p>3297.40880503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88">
                <text:p>7088</text:p>
              </table:table-cell>
              <table:table-cell office:value-type="float" office:value="3072">
                <text:p>3072</text:p>
              </table:table-cell>
              <table:table-cell office:value-type="float" office:value="3155.98495109105">
                <text:p>3155.98495109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92">
                <text:p>7392</text:p>
              </table:table-cell>
              <table:table-cell office:value-type="float" office:value="3072">
                <text:p>3072</text:p>
              </table:table-cell>
              <table:table-cell office:value-type="float" office:value="3026.19336219336">
                <text:p>3026.19336219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04">
                <text:p>7704</text:p>
              </table:table-cell>
              <table:table-cell office:value-type="float" office:value="2368">
                <text:p>2368</text:p>
              </table:table-cell>
              <table:table-cell office:value-type="float" office:value="2903.63724472136">
                <text:p>2903.63724472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20">
                <text:p>8020</text:p>
              </table:table-cell>
              <table:table-cell office:value-type="float" office:value="2368">
                <text:p>2368</text:p>
              </table:table-cell>
              <table:table-cell office:value-type="float" office:value="2789.22959268495">
                <text:p>2789.22959268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40">
                <text:p>8340</text:p>
              </table:table-cell>
              <table:table-cell office:value-type="float" office:value="2368">
                <text:p>2368</text:p>
              </table:table-cell>
              <table:table-cell office:value-type="float" office:value="2682.20879296563">
                <text:p>2682.20879296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84">
                <text:p>8684</text:p>
              </table:table-cell>
              <table:table-cell office:value-type="float" office:value="2368">
                <text:p>2368</text:p>
              </table:table-cell>
              <table:table-cell office:value-type="float" office:value="2575.95823737141">
                <text:p>2575.95823737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0">
                <text:p>9000</text:p>
              </table:table-cell>
              <table:table-cell office:value-type="float" office:value="2368">
                <text:p>2368</text:p>
              </table:table-cell>
              <table:table-cell office:value-type="float" office:value="2485.51348148148">
                <text:p>2485.51348148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36">
                <text:p>9336</text:p>
              </table:table-cell>
              <table:table-cell office:value-type="float" office:value="2368">
                <text:p>2368</text:p>
              </table:table-cell>
              <table:table-cell office:value-type="float" office:value="2396.06055412739">
                <text:p>2396.060554127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88">
                <text:p>9688</text:p>
              </table:table-cell>
              <table:table-cell office:value-type="float" office:value="2048">
                <text:p>2048</text:p>
              </table:table-cell>
              <table:table-cell office:value-type="float" office:value="2309.00302780072">
                <text:p>2309.00302780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28">
                <text:p>10028</text:p>
              </table:table-cell>
              <table:table-cell office:value-type="float" office:value="2048">
                <text:p>2048</text:p>
              </table:table-cell>
              <table:table-cell office:value-type="float" office:value="2230.71612817444">
                <text:p>2230.71612817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04">
                <text:p>10404</text:p>
              </table:table-cell>
              <table:table-cell office:value-type="float" office:value="2048">
                <text:p>2048</text:p>
              </table:table-cell>
              <table:table-cell office:value-type="float" office:value="2150.09816737152">
                <text:p>2150.09816737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40">
                <text:p>10740</text:p>
              </table:table-cell>
              <table:table-cell office:value-type="float" office:value="2048">
                <text:p>2048</text:p>
              </table:table-cell>
              <table:table-cell office:value-type="float" office:value="2082.83252638113">
                <text:p>2082.83252638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32">
                <text:p>11132</text:p>
              </table:table-cell>
              <table:table-cell office:value-type="float" office:value="2048">
                <text:p>2048</text:p>
              </table:table-cell>
              <table:table-cell office:value-type="float" office:value="2009.48808240508">
                <text:p>2009.48808240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12">
                <text:p>11512</text:p>
              </table:table-cell>
              <table:table-cell office:value-type="float" office:value="2048">
                <text:p>2048</text:p>
              </table:table-cell>
              <table:table-cell office:value-type="float" office:value="1943.15682186704">
                <text:p>1943.15682186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80">
                <text:p>11880</text:p>
              </table:table-cell>
              <table:table-cell office:value-type="float" office:value="2048">
                <text:p>2048</text:p>
              </table:table-cell>
              <table:table-cell office:value-type="float" office:value="1882.96475869809">
                <text:p>1882.964758698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80">
                <text:p>12280</text:p>
              </table:table-cell>
              <table:table-cell office:value-type="float" office:value="2048">
                <text:p>2048</text:p>
              </table:table-cell>
              <table:table-cell office:value-type="float" office:value="1821.63040173724">
                <text:p>1821.63040173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44">
                <text:p>12644</text:p>
              </table:table-cell>
              <table:table-cell office:value-type="float" office:value="1920">
                <text:p>1920</text:p>
              </table:table-cell>
              <table:table-cell office:value-type="float" office:value="1769.18865337973">
                <text:p>1769.188653379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84">
                <text:p>13084</text:p>
              </table:table-cell>
              <table:table-cell office:value-type="float" office:value="1920">
                <text:p>1920</text:p>
              </table:table-cell>
              <table:table-cell office:value-type="float" office:value="1709.69285641496">
                <text:p>1709.69285641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32cm" svg:height="9.737cm" xlink:href=".." xlink:type="simple" chart:class="chart:line" chart:style-name="ch1">
        <chart:legend chart:legend-position="end" svg:x="10.741cm" svg:y="0.409cm" style:legend-expansion="custom" chartooo:width="7.178cm" chartooo:height="1.269cm" style:legend-expansion-aspect-ratio="5.65642237982664" chart:style-name="ch2"/>
        <chart:plot-area chart:style-name="ch3" table:cell-range-address="Float32_NH_Precision.B1:Float32_NH_Precision.C1 Float32_NH_Precision.B25:Float32_NH_Precision.C65 Float32_NH_Precision.F1:Float32_NH_Precision.F1 Float32_NH_Precision.F25:Float32_NH_Precision.F65" chart:data-source-has-labels="row" svg:x="0.319cm" svg:y="0.206cm" svg:width="20.334cm" svg:height="9.283cm">
          <chartooo:coordinate-region svg:x="1.496cm" svg:y="0.406cm" svg:width="18.971cm" svg:height="8.4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loat32_NH_Precision.B25:Float32_NH_Precision.B65" chart:label-cell-address="Float32_NH_Precision.B1:Float32_NH_Precision.B1" chart:class="chart:line">
            <chart:data-point chart:repeated="41"/>
          </chart:series>
          <chart:series chart:style-name="ch7" chart:values-cell-range-address="Float32_NH_Precision.C25:Float32_NH_Precision.C65" chart:label-cell-address="Float32_NH_Precision.C1:Float32_NH_Precision.C1" chart:class="chart:line">
            <chart:data-point chart:repeated="41"/>
          </chart:series>
          <chart:series chart:style-name="ch8" chart:values-cell-range-address="Float32_NH_Precision.F25:Float32_NH_Precision.F65" chart:label-cell-address="Float32_NH_Precision.F1:Float32_NH_Precision.F1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eighbours</text:p>
                <draw:g>
                  <svg:desc>Float32_NH_Precision.B1:Float32_NH_Precision.B1</svg:desc>
                </draw:g>
              </table:table-cell>
              <table:table-cell office:value-type="string">
                <text:p>Max Safe Tested Precision</text:p>
                <draw:g>
                  <svg:desc>Float32_NH_Precision.C1:Float32_NH_Precision.C1</svg:desc>
                </draw:g>
              </table:table-cell>
              <table:table-cell office:value-type="string">
                <text:p>Valid Precision Estimate</text:p>
                <draw:g>
                  <svg:desc>Float32_NH_Precision.F1:Float32_NH_Precis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4">
                <text:p>1884</text:p>
                <draw:g>
                  <svg:desc>Float32_NH_Precision.B25:Float32_NH_Precision.B65</svg:desc>
                </draw:g>
              </table:table-cell>
              <table:table-cell office:value-type="float" office:value="9184">
                <text:p>9184</text:p>
                <draw:g>
                  <svg:desc>Float32_NH_Precision.C25:Float32_NH_Precision.C65</svg:desc>
                </draw:g>
              </table:table-cell>
              <table:table-cell office:value-type="float" office:value="11873.4720452937">
                <text:p>11873.4720452937</text:p>
                <draw:g>
                  <svg:desc>Float32_NH_Precision.F25:Float32_NH_Precision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2">
                <text:p>2052</text:p>
              </table:table-cell>
              <table:table-cell office:value-type="float" office:value="9184">
                <text:p>9184</text:p>
              </table:table-cell>
              <table:table-cell office:value-type="float" office:value="10901.3749187784">
                <text:p>10901.3749187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6">
                <text:p>2216</text:p>
              </table:table-cell>
              <table:table-cell office:value-type="float" office:value="9184">
                <text:p>9184</text:p>
              </table:table-cell>
              <table:table-cell office:value-type="float" office:value="10094.5944645006">
                <text:p>10094.5944645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6">
                <text:p>2376</text:p>
              </table:table-cell>
              <table:table-cell office:value-type="float" office:value="9184">
                <text:p>9184</text:p>
              </table:table-cell>
              <table:table-cell office:value-type="float" office:value="9414.82379349046">
                <text:p>9414.82379349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9184">
                <text:p>9184</text:p>
              </table:table-cell>
              <table:table-cell office:value-type="float" office:value="8738.13333333333">
                <text:p>8738.1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2">
                <text:p>2732</text:p>
              </table:table-cell>
              <table:table-cell office:value-type="float" office:value="6016">
                <text:p>6016</text:p>
              </table:table-cell>
              <table:table-cell office:value-type="float" office:value="8188.00195217179">
                <text:p>8188.0019521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2">
                <text:p>2932</text:p>
              </table:table-cell>
              <table:table-cell office:value-type="float" office:value="6016">
                <text:p>6016</text:p>
              </table:table-cell>
              <table:table-cell office:value-type="float" office:value="7629.47521600728">
                <text:p>7629.47521600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4">
                <text:p>3124</text:p>
              </table:table-cell>
              <table:table-cell office:value-type="float" office:value="6016">
                <text:p>6016</text:p>
              </table:table-cell>
              <table:table-cell office:value-type="float" office:value="7160.57020913359">
                <text:p>7160.57020913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2">
                <text:p>3312</text:p>
              </table:table-cell>
              <table:table-cell office:value-type="float" office:value="6016">
                <text:p>6016</text:p>
              </table:table-cell>
              <table:table-cell office:value-type="float" office:value="6754.11272141707">
                <text:p>6754.11272141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20">
                <text:p>3520</text:p>
              </table:table-cell>
              <table:table-cell office:value-type="float" office:value="6016">
                <text:p>6016</text:p>
              </table:table-cell>
              <table:table-cell office:value-type="float" office:value="6355.00606060606">
                <text:p>6355.00606060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4">
                <text:p>3744</text:p>
              </table:table-cell>
              <table:table-cell office:value-type="float" office:value="6016">
                <text:p>6016</text:p>
              </table:table-cell>
              <table:table-cell office:value-type="float" office:value="5974.79202279202">
                <text:p>5974.79202279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8">
                <text:p>3968</text:p>
              </table:table-cell>
              <table:table-cell office:value-type="float" office:value="6016">
                <text:p>6016</text:p>
              </table:table-cell>
              <table:table-cell office:value-type="float" office:value="5637.50537634409">
                <text:p>5637.505376344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96">
                <text:p>4196</text:p>
              </table:table-cell>
              <table:table-cell office:value-type="float" office:value="4672">
                <text:p>4672</text:p>
              </table:table-cell>
              <table:table-cell office:value-type="float" office:value="5331.1776294884">
                <text:p>5331.1776294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20">
                <text:p>4420</text:p>
              </table:table-cell>
              <table:table-cell office:value-type="float" office:value="4672">
                <text:p>4672</text:p>
              </table:table-cell>
              <table:table-cell office:value-type="float" office:value="5061.00030165913">
                <text:p>5061.00030165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68">
                <text:p>4668</text:p>
              </table:table-cell>
              <table:table-cell office:value-type="float" office:value="4672">
                <text:p>4672</text:p>
              </table:table-cell>
              <table:table-cell office:value-type="float" office:value="4792.12110825478">
                <text:p>4792.12110825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04">
                <text:p>4904</text:p>
              </table:table-cell>
              <table:table-cell office:value-type="float" office:value="4672">
                <text:p>4672</text:p>
              </table:table-cell>
              <table:table-cell office:value-type="float" office:value="4561.50516585101">
                <text:p>4561.50516585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8">
                <text:p>5168</text:p>
              </table:table-cell>
              <table:table-cell office:value-type="float" office:value="4032">
                <text:p>4032</text:p>
              </table:table-cell>
              <table:table-cell office:value-type="float" office:value="4328.4871001032">
                <text:p>4328.487100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16">
                <text:p>5416</text:p>
              </table:table-cell>
              <table:table-cell office:value-type="float" office:value="4032">
                <text:p>4032</text:p>
              </table:table-cell>
              <table:table-cell office:value-type="float" office:value="4130.28458887248">
                <text:p>4130.28458887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80">
                <text:p>5680</text:p>
              </table:table-cell>
              <table:table-cell office:value-type="float" office:value="4032">
                <text:p>4032</text:p>
              </table:table-cell>
              <table:table-cell office:value-type="float" office:value="3938.31361502347">
                <text:p>3938.31361502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56">
                <text:p>5956</text:p>
              </table:table-cell>
              <table:table-cell office:value-type="float" office:value="3648">
                <text:p>3648</text:p>
              </table:table-cell>
              <table:table-cell office:value-type="float" office:value="3755.81284978733">
                <text:p>3755.81284978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20">
                <text:p>6220</text:p>
              </table:table-cell>
              <table:table-cell office:value-type="float" office:value="3648">
                <text:p>3648</text:p>
              </table:table-cell>
              <table:table-cell office:value-type="float" office:value="3596.40214362272">
                <text:p>3596.40214362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8">
                <text:p>6508</text:p>
              </table:table-cell>
              <table:table-cell office:value-type="float" office:value="3648">
                <text:p>3648</text:p>
              </table:table-cell>
              <table:table-cell office:value-type="float" office:value="3437.24974390494">
                <text:p>3437.24974390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84">
                <text:p>6784</text:p>
              </table:table-cell>
              <table:table-cell office:value-type="float" office:value="3072">
                <text:p>3072</text:p>
              </table:table-cell>
              <table:table-cell office:value-type="float" office:value="3297.40880503145">
                <text:p>3297.40880503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88">
                <text:p>7088</text:p>
              </table:table-cell>
              <table:table-cell office:value-type="float" office:value="3072">
                <text:p>3072</text:p>
              </table:table-cell>
              <table:table-cell office:value-type="float" office:value="3155.98495109105">
                <text:p>3155.98495109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92">
                <text:p>7392</text:p>
              </table:table-cell>
              <table:table-cell office:value-type="float" office:value="3072">
                <text:p>3072</text:p>
              </table:table-cell>
              <table:table-cell office:value-type="float" office:value="3026.19336219336">
                <text:p>3026.193362193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04">
                <text:p>7704</text:p>
              </table:table-cell>
              <table:table-cell office:value-type="float" office:value="2368">
                <text:p>2368</text:p>
              </table:table-cell>
              <table:table-cell office:value-type="float" office:value="2903.63724472136">
                <text:p>2903.63724472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20">
                <text:p>8020</text:p>
              </table:table-cell>
              <table:table-cell office:value-type="float" office:value="2368">
                <text:p>2368</text:p>
              </table:table-cell>
              <table:table-cell office:value-type="float" office:value="2789.22959268495">
                <text:p>2789.22959268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40">
                <text:p>8340</text:p>
              </table:table-cell>
              <table:table-cell office:value-type="float" office:value="2368">
                <text:p>2368</text:p>
              </table:table-cell>
              <table:table-cell office:value-type="float" office:value="2682.20879296563">
                <text:p>2682.20879296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4">
                <text:p>8684</text:p>
              </table:table-cell>
              <table:table-cell office:value-type="float" office:value="2368">
                <text:p>2368</text:p>
              </table:table-cell>
              <table:table-cell office:value-type="float" office:value="2575.95823737141">
                <text:p>2575.95823737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  <table:table-cell office:value-type="float" office:value="2368">
                <text:p>2368</text:p>
              </table:table-cell>
              <table:table-cell office:value-type="float" office:value="2485.51348148148">
                <text:p>2485.51348148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36">
                <text:p>9336</text:p>
              </table:table-cell>
              <table:table-cell office:value-type="float" office:value="2368">
                <text:p>2368</text:p>
              </table:table-cell>
              <table:table-cell office:value-type="float" office:value="2396.06055412739">
                <text:p>2396.06055412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88">
                <text:p>9688</text:p>
              </table:table-cell>
              <table:table-cell office:value-type="float" office:value="2048">
                <text:p>2048</text:p>
              </table:table-cell>
              <table:table-cell office:value-type="float" office:value="2309.00302780072">
                <text:p>2309.00302780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28">
                <text:p>10028</text:p>
              </table:table-cell>
              <table:table-cell office:value-type="float" office:value="2048">
                <text:p>2048</text:p>
              </table:table-cell>
              <table:table-cell office:value-type="float" office:value="2230.71612817444">
                <text:p>2230.71612817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04">
                <text:p>10404</text:p>
              </table:table-cell>
              <table:table-cell office:value-type="float" office:value="2048">
                <text:p>2048</text:p>
              </table:table-cell>
              <table:table-cell office:value-type="float" office:value="2150.09816737152">
                <text:p>2150.09816737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40">
                <text:p>10740</text:p>
              </table:table-cell>
              <table:table-cell office:value-type="float" office:value="2048">
                <text:p>2048</text:p>
              </table:table-cell>
              <table:table-cell office:value-type="float" office:value="2082.83252638113">
                <text:p>2082.83252638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32">
                <text:p>11132</text:p>
              </table:table-cell>
              <table:table-cell office:value-type="float" office:value="2048">
                <text:p>2048</text:p>
              </table:table-cell>
              <table:table-cell office:value-type="float" office:value="2009.48808240508">
                <text:p>2009.48808240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12">
                <text:p>11512</text:p>
              </table:table-cell>
              <table:table-cell office:value-type="float" office:value="2048">
                <text:p>2048</text:p>
              </table:table-cell>
              <table:table-cell office:value-type="float" office:value="1943.15682186704">
                <text:p>1943.15682186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80">
                <text:p>11880</text:p>
              </table:table-cell>
              <table:table-cell office:value-type="float" office:value="2048">
                <text:p>2048</text:p>
              </table:table-cell>
              <table:table-cell office:value-type="float" office:value="1882.96475869809">
                <text:p>1882.96475869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80">
                <text:p>12280</text:p>
              </table:table-cell>
              <table:table-cell office:value-type="float" office:value="2048">
                <text:p>2048</text:p>
              </table:table-cell>
              <table:table-cell office:value-type="float" office:value="1821.63040173724">
                <text:p>1821.63040173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44">
                <text:p>12644</text:p>
              </table:table-cell>
              <table:table-cell office:value-type="float" office:value="1920">
                <text:p>1920</text:p>
              </table:table-cell>
              <table:table-cell office:value-type="float" office:value="1769.18865337973">
                <text:p>1769.18865337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84">
                <text:p>13084</text:p>
              </table:table-cell>
              <table:table-cell office:value-type="float" office:value="1920">
                <text:p>1920</text:p>
              </table:table-cell>
              <table:table-cell office:value-type="float" office:value="1709.69285641496">
                <text:p>1709.692856414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